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6unaome9zb0a"/>Calculadora web - 3</text:p>
      <text:p text:style-name="P1"/>
      <text:p text:style-name="Standard"><text:span text:style-name="T1">En este ejercicio se creará por etapas una calculadora con interfaz web.</text:span></text:p>
      <text:p text:style-name="P1"/>
      <text:p text:style-name="Standard"><text:span text:style-name="T1">La entrega del código se realizará mediante un repositorio público de GitHub en el que cada una de las fases del desarrollo deberá ser marcada con una etiqueta (tag).</text:span></text:p>
      <text:p text:style-name="Standard"/>
      <text:p text:style-name="P1"/>
      <text:p text:style-name="Standard"><text:span text:style-name="T3">3. Refactorización: objetos</text:span></text:p>
      <text:p text:style-name="P2"/>
      <text:p text:style-name="Standard"><text:span text:style-name="T4">Etiqueta: 3</text:span></text:p>
      <text:p text:style-name="P2"/>
      <text:p text:style-name="Standard"><text:span text:style-name="T1">A partir del código de la fase 2, hay que crear un objeto Calculadora con:</text:span></text:p>
      <text:p text:style-name="P1"/>
      <text:list xml:id="list452122458" text:style-name="WWNum1">
        <text:list-item>
          <text:p text:style-name="P3"><text:span text:style-name="T1">4 métodos, uno para cada operación.</text:span></text:p>
        </text:list-item>
        <text:list-item>
          <text:p text:style-name="P3"><text:span text:style-name="T1">una propiedad lastResult, que almacene el último resultado con el que se ha operado.</text:span></text:p>
        </text:list-item>
      </text:list>
      <text:p text:style-name="P1"/>
      <text:p text:style-name="Standard"><text:span text:style-name="T1">Cuando se pidan los operadores, si el usuario introduce R como uno de los operadores, este deberá ser sustituido por el valor de la propiedad lastResul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13" meta:character-count="643" meta:non-whitespace-character-count="541"/>
    <meta:generator>LibreOfficeDev/6.0.5.2$Linux_X86_64 LibreOffice_project/</meta:generator>
  </office:meta>
</office:document-meta>
</file>